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1" svg:font-family="TakaoPGothic" style:font-family-generic="swiss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mInymeko" svg:font-family="mInymek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Gothic" svg:font-family="IPAGothic" style:font-family-generic="system" style:font-pitch="variable"/>
    <style:font-face style:name="IPAMincho" svg:font-family="IPAMincho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style:font-name="mInymeko" fo:font-size="48pt" officeooo:rsid="0004fb16" officeooo:paragraph-rsid="0004fb16" style:font-size-asian="42pt" style:font-size-complex="48pt"/>
    </style:style>
    <style:style style:name="P2" style:family="paragraph" style:parent-style-name="Standard">
      <style:text-properties style:font-name="mInymeko" fo:font-size="48pt" officeooo:rsid="000829a6" officeooo:paragraph-rsid="000829a6" style:font-size-asian="42pt" style:font-size-complex="48pt"/>
    </style:style>
    <style:style style:name="P3" style:family="paragraph" style:parent-style-name="Standard">
      <style:text-properties style:font-name="mInymeko" fo:font-size="48pt" officeooo:rsid="000bed8b" officeooo:paragraph-rsid="000bed8b" style:font-size-asian="42pt" style:font-size-complex="48pt"/>
    </style:style>
    <style:style style:name="P4" style:family="paragraph" style:parent-style-name="Standard">
      <style:text-properties style:font-name="mInymeko" fo:font-size="48pt" officeooo:rsid="000dd994" officeooo:paragraph-rsid="000dd994" style:font-size-asian="42pt" style:font-size-complex="48pt"/>
    </style:style>
    <style:style style:name="P5" style:family="paragraph" style:parent-style-name="Standard">
      <style:text-properties style:font-name="mInymeko" fo:font-size="48pt" officeooo:rsid="000f831f" officeooo:paragraph-rsid="000f831f" style:font-size-asian="42pt" style:font-size-complex="48pt"/>
    </style:style>
    <style:style style:name="P6" style:family="paragraph" style:parent-style-name="Standard">
      <style:text-properties style:font-name="mInymeko" fo:font-size="48pt" officeooo:rsid="000fc4fd" officeooo:paragraph-rsid="000fc4fd" style:font-size-asian="42pt" style:font-size-complex="48pt"/>
    </style:style>
    <style:style style:name="P7" style:family="paragraph" style:parent-style-name="Standard">
      <style:text-properties style:font-name="mInymeko" fo:font-size="48pt" officeooo:rsid="0011c2b2" officeooo:paragraph-rsid="000fc4fd" style:font-size-asian="42pt" style:font-size-complex="48pt"/>
    </style:style>
    <style:style style:name="P8" style:family="paragraph" style:parent-style-name="Standard">
      <style:text-properties style:font-name="mInymeko" fo:font-size="48pt" officeooo:rsid="0013d4e0" officeooo:paragraph-rsid="0013d4e0" style:font-size-asian="42pt" style:font-size-complex="48pt"/>
    </style:style>
    <style:style style:name="P9" style:family="paragraph" style:parent-style-name="Standard">
      <style:text-properties style:font-name="mInymeko" fo:font-size="48pt" officeooo:rsid="00149e2e" officeooo:paragraph-rsid="00149e2e" style:font-size-asian="42pt" style:font-size-complex="48pt"/>
    </style:style>
    <style:style style:name="P10" style:family="paragraph" style:parent-style-name="Standard">
      <style:text-properties style:font-name="mInymeko" fo:font-size="48pt" officeooo:rsid="00149e2e" officeooo:paragraph-rsid="0018c625" style:font-size-asian="42pt" style:font-size-complex="48pt"/>
    </style:style>
    <style:style style:name="P11" style:family="paragraph" style:parent-style-name="Standard">
      <style:text-properties style:font-name="mInymeko" fo:font-size="48pt" officeooo:rsid="0019d719" officeooo:paragraph-rsid="0019d719" style:font-size-asian="42pt" style:font-size-complex="48pt"/>
    </style:style>
    <style:style style:name="P12" style:family="paragraph" style:parent-style-name="Standard">
      <style:text-properties style:font-name="mInymeko" fo:font-size="48pt" officeooo:rsid="001b557e" officeooo:paragraph-rsid="001b557e" style:font-size-asian="42pt" style:font-size-complex="48pt"/>
    </style:style>
    <style:style style:name="P13" style:family="paragraph" style:parent-style-name="Standard">
      <style:text-properties style:font-name="Liberation Mono" fo:font-size="48pt" officeooo:rsid="00149e2e" officeooo:paragraph-rsid="0018c625" style:font-size-asian="42pt" style:font-size-complex="48pt"/>
    </style:style>
    <style:style style:name="T1" style:family="text">
      <style:text-properties officeooo:rsid="000829a6"/>
    </style:style>
    <style:style style:name="T2" style:family="text">
      <style:text-properties officeooo:rsid="000f831f"/>
    </style:style>
    <style:style style:name="T3" style:family="text">
      <style:text-properties officeooo:rsid="0010ecce"/>
    </style:style>
    <style:style style:name="T4" style:family="text">
      <style:text-properties officeooo:rsid="0014ff76"/>
    </style:style>
    <style:style style:name="T5" style:family="text">
      <style:text-properties style:text-overline-style="solid" style:text-overline-width="auto" style:text-overline-color="font-color"/>
    </style:style>
    <style:style style:name="T6" style:family="text">
      <style:text-properties style:text-overline-style="solid" style:text-overline-width="auto" style:text-overline-color="font-color" loext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</text:span>ruhwI</text:p>
      <text:p text:style-name="P1"/>
      <text:p text:style-name="P2">u</text:p>
      <text:p text:style-name="P2">uruhwI</text:p>
      <text:p text:style-name="P2"/>
      <text:p text:style-name="P3">tEkes vane seGe</text:p>
      <text:p text:style-name="P3"/>
      <text:p text:style-name="P4">Dr<text:span text:style-name="T2">aHyl rase</text:span></text:p>
      <text:p text:style-name="P4"/>
      <text:p text:style-name="P5">mevu sunuheke</text:p>
      <text:p text:style-name="P5"/>
      <text:p text:style-name="P5">tanek lenetakikaDu<text:span text:style-name="T3">Ta</text:span></text:p>
      <text:p text:style-name="P5"/>
      <text:p text:style-name="P6"><text:soft-page-break/></text:p>
      <text:p text:style-name="P7">zanys Narku zArerul vemtelra</text:p>
      <text:p text:style-name="P7"/>
      <text:p text:style-name="P8">kEl klenukjUtro</text:p>
      <text:p text:style-name="P8"/>
      <text:p text:style-name="P9"><text:span text:style-name="T6">sandjAgovek</text:span> <text:span text:style-name="T4">kaselkAl nAxhalde [49 mene rilve]</text:span></text:p>
      <text:p text:style-name="P9"/>
      <text:p text:style-name="P13"><text:span text:style-name="T6">sandjAgovek</text:span> <text:span text:style-name="T4">kaselkAl nAxhalde [49 mene rilve]</text:span></text:p>
      <text:p text:style-name="P10"/>
      <text:p text:style-name="P11"><text:soft-page-break/>samansa/tSEryl</text:p>
      <text:p text:style-name="P11"/>
      <text:p text:style-name="P12">teseraktuk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kaoPGothic1" svg:font-family="TakaoPGothic" style:font-family-generic="swiss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mInymeko" svg:font-family="mInymek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Gothic" svg:font-family="IPAGothic" style:font-family-generic="system" style:font-pitch="variable"/>
    <style:font-face style:name="IPAMincho" svg:font-family="IPAMincho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IPAMincho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IPAMincho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Gothic" style:font-family-asian="IPA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ウルヰ </meta:initial-creator>
    <meta:creation-date>2017-08-15T02:03:34.225794832</meta:creation-date>
    <dc:date>2017-08-18T23:54:19.058806221</dc:date>
    <dc:creator>ウルヰ </dc:creator>
    <meta:editing-duration>PT27M12S</meta:editing-duration>
    <meta:editing-cycles>24</meta:editing-cycles>
    <meta:generator>LibreOffice/5.3.1.2$Linux_X86_64 LibreOffice_project/30m0$Build-2</meta:generator>
    <meta:document-statistic meta:table-count="0" meta:image-count="0" meta:object-count="0" meta:page-count="3" meta:paragraph-count="13" meta:word-count="32" meta:character-count="231" meta:non-whitespace-character-count="212"/>
  </office:meta>
</office:document-meta>
</file>